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Informe mensual de visitas a tu perfil</text:h>
      <text:p text:style-name="Text_20_body">A continuación se muestra el listado de usuarios que han visitado tu perfil, ordenado descendentemente por fecha:</text:p>
      <text:p text:style-name="Text_20_body">Usuario: {{name}}</text:p>
      <text:p text:style-name="Text_20_body">Url: <text:a xlink:type="simple" xlink:href="../../../../Escritorio/DocGenerator/%7B%7Blink%7D%7D">{{link}}</text:a></text:p>
      <text:p text:style-name="Text_20_body"/>
      <text:p text:style-name="Text_20_body">{{:Table visits}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Iván Guardado</meta:initial-creator>
    <meta:creation-date>2011-12-30T15:52:57</meta:creation-date>
    <dc:date>2012-01-02T08:51:36</dc:date>
    <dc:creator>Iván Guardado</dc:creator>
    <meta:editing-duration>PT8M41S</meta:editing-duration>
    <meta:editing-cycles>10</meta:editing-cycles>
    <meta:generator>LibreOffice/3.3$Unix LibreOffice_project/330m19$Build-401</meta:generator>
    <meta:document-statistic meta:table-count="0" meta:image-count="0" meta:object-count="0" meta:page-count="1" meta:paragraph-count="5" meta:word-count="30" meta:character-count="198"/>
  </office:meta>
</office:document-meta>
</file>